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style:text-properties style:font-name="Arial" fo:font-size="10pt" officeooo:rsid="000b981f" officeooo:paragraph-rsid="000b981f" style:font-size-asian="8.75pt" style:font-size-complex="10pt"/>
    </style:style>
    <style:style style:name="P6" style:family="paragraph" style:parent-style-name="Standard">
      <style:paragraph-properties fo:text-align="start" style:justify-single-word="false"/>
      <style:text-properties style:font-name="Arial" fo:font-size="18pt" officeooo:rsid="000b981f" officeooo:paragraph-rsid="000b981f" style:font-size-asian="15.75pt" style:font-size-complex="18pt"/>
    </style:style>
    <style:style style:name="P7"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7">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6">Problem 2</text:p>
      <text:p text:style-name="P5">a)</text:p>
      <text:p text:style-name="P5">The counterpropagation worked flawlessly, recognising each of the 4 cells and returning the correct output pattern.</text:p>
      <text:p text:style-name="P5"/>
      <text:p text:style-name="P5">b)</text:p>
      <text:p text:style-name="P5">TODO</text:p>
      <text:p text:style-name="P5"/>
      <text:p text:style-name="P6">Problem 3</text:p>
      <text:p text:style-name="P5">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19:33:11.441000000</dc:date>
    <meta:editing-duration>PT17M40S</meta:editing-duration>
    <meta:editing-cycles>2</meta:editing-cycles>
    <meta:generator>LibreOffice/4.3.5.2$Windows_x86 LibreOffice_project/3a87456aaa6a95c63eea1c1b3201acedf0751bd5</meta:generator>
    <meta:document-statistic meta:table-count="0" meta:image-count="0" meta:object-count="0" meta:page-count="2" meta:paragraph-count="17" meta:word-count="270" meta:character-count="1533" meta:non-whitespace-character-count="1279"/>
  </office:meta>
</office:document-meta>
</file>